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932cm" fo:min-width="3.956cm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standard">
      <style:graphic-properties draw:stroke="none" svg:stroke-color="#000000" draw:fill="none" draw:fill-color="#ffffff" fo:min-height="2.95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stroke="none" svg:stroke-color="#000000" draw:fill="none" draw:fill-color="#ffffff" fo:min-height="3.689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fo:min-height="1.856cm"/>
    </style:style>
    <style:style style:name="gr10" style:family="graphic" style:parent-style-name="standard">
      <style:graphic-properties draw:stroke="none" svg:stroke-color="#000000" draw:fill="none" draw:fill-color="#ffffff" fo:min-height="4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3cm" svg:height="4.5cm" svg:x="6.8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6.3cm" svg:height="4.5cm" svg:x="6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5cm" svg:height="3cm" svg:x="7.7cm" svg:y="3.6cm">
          <draw:text-box>
            <text:p>Attente d’un message de l’application</text:p>
          </draw:text-box>
        </draw:frame>
        <draw:connector draw:style-name="gr3" draw:text-style-name="P1" draw:layer="layout" draw:type="curve" svg:x1="13.1cm" svg:y1="4.95cm" svg:x2="13.2cm" svg:y2="14.25cm" draw:start-shape="id1" draw:start-glue-point="10" draw:end-shape="id2" draw:end-glue-point="10" svg:d="M13100 4950c903 0 853 9300 100 9300" svg:viewBox="0 0 672 9301">
          <text:p/>
        </draw:connector>
        <draw:frame draw:style-name="gr4" draw:text-style-name="P2" draw:layer="layout" svg:width="4.7cm" svg:height="4.517cm" svg:x="14.9cm" svg:y="6.6cm">
          <draw:text-box>
            <text:p>Réception d’un message</text:p>
            <text:p>___________</text:p>
            <text:p/>
            <text:p>Demande de connexion</text:p>
          </draw:text-box>
        </draw:frame>
        <draw:connector draw:style-name="gr3" draw:text-style-name="P1" draw:layer="layout" draw:type="curve" svg:x1="6.9cm" svg:y1="14.25cm" svg:x2="6.8cm" svg:y2="4.95cm" draw:start-shape="id2" draw:start-glue-point="6" draw:end-shape="id1" draw:end-glue-point="6" svg:d="M6900 14250c-901 0-851-9300-100-9300" svg:viewBox="0 0 671 9301">
          <text:p/>
        </draw:connector>
        <draw:frame draw:style-name="gr2" draw:text-style-name="P2" draw:layer="layout" svg:width="4.5cm" svg:height="3cm" svg:x="7.7cm" svg:y="12.8cm">
          <draw:text-box>
            <text:p>Attente de connexion</text:p>
          </draw:text-box>
        </draw:frame>
        <draw:frame draw:style-name="gr4" draw:text-style-name="P2" draw:layer="layout" svg:width="4.7cm" svg:height="5.228cm" svg:x="1.2cm" svg:y="7.1cm">
          <draw:text-box>
            <text:p>Réception de l’acceptation de connexion</text:p>
            <text:p>___________</text:p>
            <text:p/>
            <text:p>Envoi du message</text:p>
          </draw:text-box>
        </draw:frame>
      </draw:page>
      <draw:page draw:name="page2" draw:style-name="dp1" draw:master-page-name="Standard">
        <draw:custom-shape draw:style-name="gr1" draw:text-style-name="P1" xml:id="id3" draw:id="id3" draw:layer="layout" svg:width="6.3cm" svg:height="4.5cm" svg:x="7.7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6.3cm" svg:height="4.5cm" svg:x="12.8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5cm" svg:height="3cm" svg:x="8.8cm" svg:y="3.1cm">
          <draw:text-box>
            <text:p>Attente d’une requête de connexion</text:p>
          </draw:text-box>
        </draw:frame>
        <draw:connector draw:style-name="gr3" draw:text-style-name="P1" draw:layer="layout" draw:type="curve" svg:x1="14cm" svg:y1="4.45cm" svg:x2="19.1cm" svg:y2="21.75cm" draw:start-shape="id3" draw:start-glue-point="10" draw:end-shape="id4" draw:end-glue-point="10" svg:d="M14000 4450c8403 0 5853 17300 5100 17300" svg:viewBox="0 0 6056 17301">
          <text:p/>
        </draw:connector>
        <draw:connector draw:style-name="gr3" draw:text-style-name="P1" draw:layer="layout" draw:type="curve" svg:x1="12.8cm" svg:y1="21.75cm" svg:x2="4.35cm" svg:y2="18.8cm" draw:start-shape="id4" draw:start-glue-point="6" draw:end-shape="id5" draw:end-glue-point="8" svg:d="M12800 21750c-5634 0-8450-983-8450-2950" svg:viewBox="0 0 8451 2951">
          <text:p/>
        </draw:connector>
        <draw:frame draw:style-name="gr2" draw:text-style-name="P2" draw:layer="layout" svg:width="4.5cm" svg:height="3cm" svg:x="13.8cm" svg:y="20.3cm">
          <draw:text-box>
            <text:p>Attente de la réception des identifiants</text:p>
          </draw:text-box>
        </draw:frame>
        <draw:frame draw:style-name="gr5" draw:text-style-name="P2" draw:layer="layout" svg:width="8.2cm" svg:height="3.2cm" svg:x="1.7cm" svg:y="19.8cm">
          <draw:text-box>
            <text:p>Réception des identifiants</text:p>
            <text:p>___________</text:p>
            <text:p/>
            <text:p>Identification acceptée</text:p>
          </draw:text-box>
        </draw:frame>
        <draw:frame draw:style-name="gr6" draw:text-style-name="P4" draw:layer="layout" svg:width="8.1cm" svg:height="1.7cm" svg:x="1.1cm" svg:y="1.1cm">
          <draw:text-box>
            <text:p text:style-name="P3"><text:span text:style-name="T1">Serveur</text:span></text:p>
          </draw:text-box>
        </draw:frame>
        <draw:frame draw:style-name="gr7" draw:text-style-name="P2" draw:layer="layout" svg:width="7.1cm" svg:height="3.939cm" svg:x="13.2cm" svg:y="6.361cm">
          <draw:text-box>
            <text:p>Réception d’une demande de connexion</text:p>
            <text:p>___________</text:p>
            <text:p/>
            <text:p>Demande acceptée</text:p>
          </draw:text-box>
        </draw:frame>
        <draw:frame draw:style-name="gr8" draw:text-style-name="P2" draw:layer="layout" svg:width="5.8cm" svg:height="4.517cm" svg:x="9.3cm" svg:y="24.183cm">
          <draw:text-box>
            <text:p>Erreur d’identification</text:p>
            <text:p>___________</text:p>
            <text:p/>
            <text:p>Envoi du message « error » </text:p>
          </draw:text-box>
        </draw:frame>
        <draw:custom-shape draw:style-name="gr1" draw:text-style-name="P1" xml:id="id6" draw:id="id6" draw:layer="layout" svg:width="6.3cm" svg:height="4.5cm" svg:x="12.8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5cm" svg:height="3cm" svg:x="13.801cm" svg:y="20.301cm">
          <draw:text-box>
            <text:p>Attente de la réception des identifiants</text:p>
          </draw:text-box>
        </draw:frame>
        <draw:custom-shape draw:style-name="gr1" draw:text-style-name="P1" xml:id="id5" draw:id="id5" draw:layer="layout" svg:width="6.3cm" svg:height="4.5cm" svg:x="1.2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5cm" svg:height="3cm" svg:x="2.1cm" svg:y="15.2cm">
          <draw:text-box>
            <text:p>Attentes des commandes</text:p>
          </draw:text-box>
        </draw:frame>
        <draw:connector draw:style-name="gr3" draw:text-style-name="P1" draw:layer="layout" draw:type="curve" draw:line-skew="1.917cm" svg:x1="13.723cm" svg:y1="23.342cm" svg:x2="18.179cm" svg:y2="23.342cm" draw:start-shape="id6" draw:start-glue-point="7" draw:end-shape="id6" draw:end-glue-point="9" svg:d="M13723 23342c0 4617 4456 4617 4456 0" svg:viewBox="0 0 4457 3464">
          <text:p/>
        </draw:connector>
        <draw:connector draw:style-name="gr3" draw:text-style-name="P1" draw:layer="layout" draw:type="curve" svg:x1="4.35cm" svg:y1="14.3cm" svg:x2="7.7cm" svg:y2="4.45cm" draw:start-shape="id5" draw:start-glue-point="4" draw:end-shape="id3" draw:end-glue-point="6" svg:d="M4350 14300c0-6567 1116-9850 3350-9850" svg:viewBox="0 0 3351 9851">
          <text:p/>
        </draw:connector>
        <draw:frame draw:style-name="gr7" draw:text-style-name="P2" draw:layer="layout" svg:width="7.1cm" svg:height="4.517cm" svg:x="1.1cm" svg:y="5.1cm">
          <draw:text-box>
            <text:p>Réception d’une requête « Bye »</text:p>
            <text:p>___________</text:p>
            <text:p/>
            <text:p>Fermeture de connexion</text:p>
          </draw:text-box>
        </draw:frame>
        <draw:connector draw:style-name="gr3" draw:text-style-name="P1" draw:layer="layout" draw:type="curve" draw:line-skew="0.136cm" svg:x1="6.578cm" svg:y1="14.959cm" svg:x2="7.5cm" svg:y2="16.55cm" draw:start-shape="id5" draw:start-glue-point="11" draw:end-shape="id5" draw:end-glue-point="10" svg:d="M6578 14959c0-1536 712-1281 1131-499s544 2090-209 2090" svg:viewBox="0 0 1467 2713">
          <text:p/>
        </draw:connector>
        <draw:frame draw:style-name="gr8" draw:text-style-name="P2" draw:layer="layout" svg:width="5.8cm" svg:height="4.517cm" svg:x="8.1cm" svg:y="12.7cm">
          <draw:text-box>
            <text:p>Réception d’une requête</text:p>
            <text:p>___________</text:p>
            <text:p/>
            <text:p>Traitement de la requête</text:p>
          </draw:text-box>
        </draw:frame>
      </draw:page>
      <draw:page draw:name="page3" draw:style-name="dp1" draw:master-page-name="Standard">
        <draw:frame draw:style-name="gr6" draw:text-style-name="P4" draw:layer="layout" svg:width="8.1cm" svg:height="1.7cm" svg:x="1.1cm" svg:y="1.1cm">
          <draw:text-box>
            <text:p text:style-name="P3"><text:span text:style-name="T1">Client</text:span></text:p>
          </draw:text-box>
        </draw:frame>
        <draw:custom-shape draw:style-name="gr1" draw:text-style-name="P1" xml:id="id7" draw:id="id7" draw:layer="layout" svg:width="6.3cm" svg:height="4.5cm" svg:x="6.82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3cm" svg:height="4.5cm" svg:x="6.92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3cm" svg:height="3cm" svg:x="7.729cm" svg:y="8cm">
          <draw:text-box>
            <text:p>Non-connecté</text:p>
          </draw:text-box>
        </draw:frame>
        <draw:connector draw:style-name="gr3" draw:text-style-name="P1" draw:layer="layout" draw:type="curve" svg:x1="13.129cm" svg:y1="9.35cm" svg:x2="13.229cm" svg:y2="18.65cm" draw:start-shape="id7" draw:start-glue-point="10" draw:end-shape="id8" draw:end-glue-point="10" svg:d="M13129 9350c903 0 853 9300 100 9300" svg:viewBox="0 0 672 9301">
          <text:p/>
        </draw:connector>
        <draw:frame draw:style-name="gr4" draw:text-style-name="P6" draw:layer="layout" svg:width="4.7cm" svg:height="3.806cm" svg:x="14.1cm" svg:y="11.8cm">
          <draw:text-box>
            <text:p text:style-name="P5">Connexion acceptée </text:p>
            <text:p text:style-name="P5">___________</text:p>
            <text:p text:style-name="P5"/>
            <text:p text:style-name="P5">^</text:p>
          </draw:text-box>
        </draw:frame>
        <draw:connector draw:style-name="gr3" draw:text-style-name="P1" draw:layer="layout" draw:type="curve" svg:x1="6.929cm" svg:y1="18.65cm" svg:x2="6.829cm" svg:y2="9.35cm" draw:start-shape="id8" draw:start-glue-point="6" draw:end-shape="id7" draw:end-glue-point="6" svg:d="M6929 18650c-901 0-851-9300-100-9300" svg:viewBox="0 0 671 9301">
          <text:p/>
        </draw:connector>
        <draw:frame draw:style-name="gr2" draw:text-style-name="P2" draw:layer="layout" svg:width="4.5cm" svg:height="3cm" svg:x="7.729cm" svg:y="17.2cm">
          <draw:text-box>
            <text:p>Connecté</text:p>
          </draw:text-box>
        </draw:frame>
        <draw:frame draw:style-name="gr4" draw:text-style-name="P2" draw:layer="layout" svg:width="4.7cm" svg:height="3.806cm" svg:x="1.2cm" svg:y="10.9cm">
          <draw:text-box>
            <text:p>^</text:p>
            <text:p>___________</text:p>
            <text:p/>
            <text:p>Envoi de « bye »</text:p>
          </draw:text-box>
        </draw:frame>
        <draw:connector draw:style-name="gr3" draw:text-style-name="P1" draw:layer="layout" draw:type="curve" draw:line-skew="-1.619cm" svg:x1="7.751cm" svg:y1="7.759cm" svg:x2="12.207cm" svg:y2="7.759cm" draw:start-shape="id7" draw:start-glue-point="5" draw:end-shape="id7" draw:end-glue-point="11" svg:d="M7751 7759c0-4168 4456-4168 4456 0" svg:viewBox="0 0 4457 3127">
          <text:p/>
        </draw:connector>
        <draw:frame draw:style-name="gr9" draw:text-style-name="P6" draw:layer="layout" svg:width="7.1cm" svg:height="3.095cm" svg:x="9.8cm" svg:y="3.305cm">
          <draw:text-box>
            <text:p text:style-name="P5">Réception de « error »  </text:p>
            <text:p text:style-name="P5">___________</text:p>
            <text:p text:style-name="P5"/>
            <text:p text:style-name="P5">^</text:p>
          </draw:text-box>
        </draw:frame>
        <draw:connector draw:style-name="gr3" draw:text-style-name="P1" draw:layer="layout" draw:type="curve" draw:line-skew="1.583cm" svg:x1="7.851cm" svg:y1="20.241cm" svg:x2="10.079cm" svg:y2="20.9cm" draw:start-shape="id8" draw:start-glue-point="7" draw:end-shape="id8" draw:end-glue-point="8" svg:d="M7851 20241c0 4116 2228 3786 2228 659" svg:viewBox="0 0 2229 3048">
          <text:p/>
        </draw:connector>
        <draw:connector draw:style-name="gr3" draw:text-style-name="P1" draw:layer="layout" draw:type="curve" draw:line-skew="0.983cm" svg:x1="10.079cm" svg:y1="20.9cm" svg:x2="12.307cm" svg:y2="20.241cm" draw:start-shape="id8" draw:start-glue-point="8" draw:end-shape="id8" draw:end-glue-point="9" svg:d="M10079 20900c0 2227 2228 2557 2228-659" svg:viewBox="0 0 2229 2373">
          <text:p/>
        </draw:connector>
        <draw:frame draw:style-name="gr9" draw:text-style-name="P6" draw:layer="layout" svg:width="7.1cm" svg:height="3.095cm" svg:x="2cm" svg:y="21.4cm">
          <draw:text-box>
            <text:p text:style-name="P5">^ </text:p>
            <text:p text:style-name="P5">___________</text:p>
            <text:p text:style-name="P5"/>
            <text:p text:style-name="P5">Envoi de commande</text:p>
          </draw:text-box>
        </draw:frame>
        <draw:frame draw:style-name="gr10" draw:text-style-name="P6" draw:layer="layout" svg:width="8.5cm" svg:height="4.517cm" svg:x="11.4cm" svg:y="21.8cm">
          <draw:text-box>
            <text:p text:style-name="P5">Réception d’un message </text:p>
            <text:p text:style-name="P5">___________</text:p>
            <text:p text:style-name="P5"/>
            <text:p text:style-name="P5">Traitement du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0:19:44.621000000</meta:creation-date>
    <dc:date>2018-10-01T11:48:44.411000000</dc:date>
    <meta:editing-duration>PT24M19S</meta:editing-duration>
    <meta:editing-cycles>4</meta:editing-cycles>
    <meta:generator>LibreOffice/5.4.5.1$Windows_X86_64 LibreOffice_project/79c9829dd5d8054ec39a82dc51cd9eff340dbee8</meta:generator>
    <meta:document-statistic meta:object-count="42"/>
  </office:meta>
</office:document-meta>
</file>